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49.24pt"/>
    </style:style>
    <style:style style:name="co5" style:family="table-column">
      <style:table-column-properties fo:break-before="auto" style:column-width="68.29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76.99pt"/>
    </style:style>
    <style:style style:name="co8" style:family="table-column">
      <style:table-column-properties fo:break-before="auto" style:column-width="33.36pt"/>
    </style:style>
    <style:style style:name="co9" style:family="table-column">
      <style:table-column-properties fo:break-before="auto" style:column-width="21.4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234.11pt"/>
    </style:style>
    <style:style style:name="co12" style:family="table-column">
      <style:table-column-properties fo:break-before="auto" style:column-width="149.24pt"/>
    </style:style>
    <style:style style:name="co13" style:family="table-column">
      <style:table-column-properties fo:break-before="auto" style:column-width="97.65pt"/>
    </style:style>
    <style:style style:name="co14" style:family="table-column">
      <style:table-column-properties fo:break-before="auto" style:column-width="57.15pt"/>
    </style:style>
    <style:style style:name="co15" style:family="table-column">
      <style:table-column-properties fo:break-before="auto" style:column-width="48.39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24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22.5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Calculo">
      <style:table-properties table:display="true" style:writing-mode="lr-tb"/>
    </style:style>
    <style:style style:name="ta2" style:family="table" style:master-page-name="PageStyle_5f_Págin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1.76pt solid #000000" fo:background-color="#ffe598" style:diagonal-bl-tr="none" style:diagonal-tl-br="none" style:text-align-source="fix" style:repeat-content="false" fo:wrap-option="no-wrap" fo:border-left="1.76pt solid #000000" style:direction="ltr" fo:border-right="1.76pt solid #7f6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ef2c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fo:border-bottom="0.74pt solid #000000" fo:background-color="#fef2c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fo:border-bottom="1.76pt solid #000000" fo:background-color="#ffe59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ef2c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ffe59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2">
      <style:table-cell-properties fo:border-bottom="0.74pt solid #000000" fo:background-color="#fef2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ef2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order-bottom="1.76pt solid #000000" fo:background-color="#ffe59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2">
      <style:table-cell-properties fo:border-bottom="0.74pt solid #000000" fo:background-color="#ffe59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ackground-color="#fef2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1.76pt solid #000000" fo:background-color="#ffe598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ef2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ef2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fo:border-bottom="1.76pt solid #000000" fo:background-color="#ffe59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1">
      <style:table-cell-properties fo:border-bottom="0.74pt solid #000000" fo:background-color="#ffe59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">
      <style:table-cell-properties fo:background-color="#fef2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d8d8d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ef2c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e59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ef2cb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fo:border-bottom="1.76pt solid #000000" fo:background-color="#ffe59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3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27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fo:border-bottom="1.76pt solid #000000" fo:background-color="#d8d8d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27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27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27">
      <style:table-cell-properties fo:border-bottom="1.76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fo:border-left="none" fo:border-right="1.76pt solid #7f6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28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28">
      <style:table-cell-properties fo:border-bottom="0.74pt solid #000000" fo:background-color="#d0cec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 style:data-style-name="N128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28">
      <style:table-cell-properties fo:border-bottom="1.76pt solid #000000" fo:background-color="#d8d8d8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2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2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2">
      <style:table-cell-properties fo:border-bottom="1.76pt solid #000000" fo:background-color="#d0cec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29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5" style:family="table-cell" style:parent-style-name="Default">
      <style:table-cell-properties fo:border-bottom="0.74pt solid #ffffff" fo:background-color="#999999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6" style:family="table-cell" style:parent-style-name="Default" style:data-style-name="N129">
      <style:table-cell-properties fo:border-bottom="0.74pt solid #ffffff" fo:background-color="#999999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7" style:family="table-cell" style:parent-style-name="Default" style:data-style-name="N129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8" style:family="table-cell" style:parent-style-name="Default" style:data-style-name="N129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Default" style:data-style-name="N126">
      <style:table-cell-properties fo:border-bottom="0.74pt solid #ffffff" fo:background-color="#999999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0" style:family="table-cell" style:parent-style-name="Default" style:data-style-name="N126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3" style:family="table-cell" style:parent-style-name="Default" style:data-style-name="N125">
      <style:table-cell-properties fo:border-bottom="0.74pt solid #ffffff" fo:background-color="#ffe59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4" style:family="table-cell" style:parent-style-name="Default" style:data-style-name="N125">
      <style:table-cell-properties fo:border-bottom="0.74pt solid #ffffff" fo:background-color="#fef2c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5" style:family="table-cell" style:parent-style-name="Default" style:data-style-name="N125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d9d9d9" style:direction="ltr" fo:border-right="0.74pt solid #43434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d9d9d9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0.74pt solid #d9d9d9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434343" style:diagonal-bl-tr="none" style:diagonal-tl-br="none" style:text-align-source="value-type" style:repeat-content="false" fo:wrap-option="no-wrap" fo:border-left="none" style:direction="ltr" fo:border-right="0.74pt solid #d9d9d9" style:rotation-angle="0" style:rotation-align="none" style:shrink-to-fit="false" fo:border-top="0.74pt solid #d9d9d9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434343" style:diagonal-bl-tr="none" style:diagonal-tl-br="none" style:text-align-source="fix" style:repeat-content="false" fo:wrap-option="no-wrap" fo:border-left="none" style:direction="ltr" fo:border-right="0.74pt solid #434343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ffffff" fo:background-color="#999999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0" style:family="table-cell" style:parent-style-name="Default">
      <style:table-cell-properties fo:border-bottom="0.74pt solid #434343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1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2" style:family="table-cell" style:parent-style-name="Default">
      <style:table-cell-properties fo:border-bottom="0.74pt solid #434343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434343" style:diagonal-bl-tr="none" style:diagonal-tl-br="none" fo:border-left="none" fo:border-right="0.74pt solid #434343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 style:data-style-name="N125">
      <style:table-cell-properties fo:border-bottom="0.74pt solid #ffffff" fo:background-color="#999999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5" style:family="table-cell" style:parent-style-name="Default" style:data-style-name="N125">
      <style:table-cell-properties fo:border-bottom="0.74pt solid #434343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26" style:family="table-cell" style:parent-style-name="Default" style:data-style-name="N125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gr1" style:family="graphic">
      <style:graphic-properties draw:stroke="none" svg:stroke-width="0pt" draw:fill="none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11" table:default-cell-style-name="Default"/>
        <table:table-column table:style-name="co16" table:number-columns-repeated="998" table:default-cell-style-name="Default"/>
        <table:table-row table:style-name="ro1">
          <table:table-cell table:style-name="ce1" table:number-columns-repeated="9"/>
          <table:table-cell table:style-name="ce86"/>
          <table:table-cell table:style-name="ce92" table:number-columns-spanned="2" table:number-rows-spanned="1"/>
          <table:covered-table-cell table:style-name="ce101"/>
          <table:table-cell table:style-name="ce86"/>
          <table:table-cell table:style-name="ce108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6" table:number-rows-spanned="1">
            <text:p>Preencher apenas espaços em Amarelo</text:p>
          </table:table-cell>
          <table:covered-table-cell table:number-columns-repeated="4" table:style-name="ce21"/>
          <table:covered-table-cell table:style-name="ce64"/>
          <table:table-cell table:style-name="ce80" table:number-columns-repeated="2"/>
          <table:table-cell table:style-name="ce86"/>
          <table:table-cell table:style-name="ce3" office:value-type="string" calcext:value-type="string" table:number-columns-spanned="2" table:number-rows-spanned="1">
            <text:p>Preencher apenas espaços em Amarelo</text:p>
          </table:table-cell>
          <table:covered-table-cell table:style-name="ce64"/>
          <table:table-cell table:style-name="ce86"/>
          <table:table-cell table:style-name="ce108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8"/>
          <table:table-cell table:style-name="ce86"/>
          <table:table-cell table:style-name="ce93"/>
          <table:table-cell table:style-name="ce102"/>
          <table:table-cell table:style-name="ce86"/>
          <table:table-cell table:style-name="ce108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Planos - Fitas, Chapas e Blanques</text:p>
          </table:table-cell>
          <table:covered-table-cell table:number-columns-repeated="4" table:style-name="ce21"/>
          <table:covered-table-cell table:style-name="ce65"/>
          <table:table-cell table:style-name="ce4" table:number-columns-repeated="2"/>
          <table:table-cell table:style-name="ce86"/>
          <table:table-cell table:style-name="ce94" office:value-type="string" calcext:value-type="string" table:number-columns-spanned="2" table:number-rows-spanned="1">
            <text:p>Massa da Bobina</text:p>
          </table:table-cell>
          <table:covered-table-cell table:style-name="ce65"/>
          <table:table-cell table:style-name="ce86"/>
          <table:table-cell table:style-name="ce109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Qtde </text:p>
          </table:table-cell>
          <table:table-cell table:style-name="ce22" office:value-type="string" calcext:value-type="string">
            <text:p>Espessura</text:p>
          </table:table-cell>
          <table:table-cell table:style-name="ce22" office:value-type="string" calcext:value-type="string">
            <text:p>Largura</text:p>
          </table:table-cell>
          <table:table-cell table:style-name="ce43" office:value-type="string" calcext:value-type="string">
            <text:p>Comp.</text:p>
          </table:table-cell>
          <table:table-cell table:style-name="ce6" office:value-type="string" calcext:value-type="string">
            <text:p>Unit (kg)</text:p>
          </table:table-cell>
          <table:table-cell table:style-name="ce43" office:value-type="string" calcext:value-type="string">
            <text:p>Total (peso)</text:p>
          </table:table-cell>
          <table:table-cell table:style-name="ce19" table:number-columns-repeated="2"/>
          <table:table-cell table:style-name="ce86"/>
          <table:table-cell table:style-name="ce95" office:value-type="string" calcext:value-type="string">
            <text:p>Diâmetro Interno [mm]</text:p>
          </table:table-cell>
          <table:table-cell table:style-name="ce103" office:value-type="float" office:value="0" calcext:value-type="float">
            <text:p>0.00 </text:p>
          </table:table-cell>
          <table:table-cell table:style-name="ce86"/>
          <table:table-cell table:style-name="ce110"/>
          <table:table-cell table:style-name="ce2" table:number-columns-repeated="12"/>
          <table:table-cell table:number-columns-repeated="998"/>
        </table:table-row>
        <table:table-row table:style-name="ro2">
          <table:table-cell table:style-name="ce1"/>
          <table:table-cell table:style-name="ce7"/>
          <table:table-cell table:style-name="ce23"/>
          <table:table-cell table:style-name="ce34"/>
          <table:table-cell table:style-name="ce44"/>
          <table:table-cell table:style-name="ce52" table:formula="of:=[.C6]*[.D6]*[.E6]*7.85/1000000" office:value-type="float" office:value="0" calcext:value-type="float">
            <text:p>0.000</text:p>
          </table:table-cell>
          <table:table-cell table:style-name="ce66" table:formula="of:=[.F6]*[.B6]" office:value-type="float" office:value="0" calcext:value-type="float">
            <text:p><text:s/>- <text:s text:c="2"/></text:p>
          </table:table-cell>
          <table:table-cell table:style-name="ce81" table:number-columns-repeated="2"/>
          <table:table-cell table:style-name="ce87"/>
          <table:table-cell table:style-name="ce96" office:value-type="string" calcext:value-type="string">
            <text:p>Diâmetro Externo [mm]</text:p>
          </table:table-cell>
          <table:table-cell table:style-name="ce104" office:value-type="float" office:value="0" calcext:value-type="float">
            <text:p>0.00 </text:p>
          </table:table-cell>
          <table:table-cell table:style-name="ce88"/>
          <table:table-cell table:style-name="ce90"/>
          <table:table-cell table:style-name="ce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8"/>
          <table:table-cell table:style-name="ce24"/>
          <table:table-cell table:style-name="ce35"/>
          <table:table-cell table:style-name="ce45"/>
          <table:table-cell table:style-name="ce53" table:formula="of:=[.C7]*[.D7]*[.E7]*7.85/1000000" office:value-type="float" office:value="0" calcext:value-type="float">
            <text:p>0.000</text:p>
          </table:table-cell>
          <table:table-cell table:style-name="ce67" table:formula="of:=[.F7]*[.B7]" office:value-type="float" office:value="0" calcext:value-type="float">
            <text:p><text:s/>- <text:s text:c="2"/></text:p>
          </table:table-cell>
          <table:table-cell table:style-name="ce81" table:number-columns-repeated="2"/>
          <table:table-cell table:style-name="ce87"/>
          <table:table-cell table:style-name="ce96" office:value-type="string" calcext:value-type="string">
            <text:p>Largura do Rolo [mm]</text:p>
          </table:table-cell>
          <table:table-cell table:style-name="ce103" office:value-type="float" office:value="0" calcext:value-type="float">
            <text:p>0.00 </text:p>
          </table:table-cell>
          <table:table-cell table:style-name="ce88"/>
          <table:table-cell table:style-name="ce90"/>
          <table:table-cell table:style-name="ce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9"/>
          <table:table-cell table:style-name="ce25"/>
          <table:table-cell table:style-name="ce36"/>
          <table:table-cell table:style-name="ce46"/>
          <table:table-cell table:style-name="ce54" table:formula="of:=[.C8]*[.D8]*[.E8]*7.85/1000000" office:value-type="float" office:value="0" calcext:value-type="float">
            <text:p>0.000</text:p>
          </table:table-cell>
          <table:table-cell table:style-name="ce68" table:formula="of:=[.F8]*[.B8]" office:value-type="float" office:value="0" calcext:value-type="float">
            <text:p><text:s/>- <text:s text:c="2"/></text:p>
          </table:table-cell>
          <table:table-cell table:style-name="ce81" table:number-columns-repeated="2"/>
          <table:table-cell table:style-name="ce87"/>
          <table:table-cell table:style-name="ce97" office:value-type="string" calcext:value-type="string">
            <text:p>Massa do Rolo [Kg]</text:p>
          </table:table-cell>
          <table:table-cell table:style-name="ce105" table:formula="of:=(((PI()*([.L6]/2)*([.L6]/2)/1000))-((PI()*([.L5]/2)*([.L5]/2)/1000)))*(([.L7]/1000))*7.85" office:value-type="float" office:value="0" calcext:value-type="float">
            <text:p>0.00 </text:p>
          </table:table-cell>
          <table:table-cell table:style-name="ce88"/>
          <table:table-cell table:style-name="ce90"/>
          <table:table-cell table:style-name="ce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0"/>
          <table:table-cell table:style-name="ce26"/>
          <table:table-cell table:style-name="ce37"/>
          <table:table-cell table:style-name="ce47"/>
          <table:table-cell table:style-name="ce55" table:formula="of:=[.C9]*[.D9]*[.E9]*7.85/1000000" office:value-type="float" office:value="0" calcext:value-type="float">
            <text:p>0.00</text:p>
          </table:table-cell>
          <table:table-cell table:style-name="ce69" table:formula="of:=[.F9]*[.B9]" office:value-type="float" office:value="0" calcext:value-type="float">
            <text:p><text:s/>- <text:s text:c="2"/></text:p>
          </table:table-cell>
          <table:table-cell table:style-name="ce81" table:number-columns-repeated="2"/>
          <table:table-cell table:style-name="ce87"/>
          <table:table-cell table:style-name="ce98" office:value-type="string" calcext:value-type="string" table:number-columns-spanned="2" table:number-rows-spanned="1">
            <text:p>Diâmetro Externo</text:p>
          </table:table-cell>
          <table:covered-table-cell table:style-name="ce106"/>
          <table:table-cell table:style-name="ce88"/>
          <table:table-cell table:style-name="ce90"/>
          <table:table-cell table:style-name="ce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1"/>
          <table:table-cell table:style-name="ce27"/>
          <table:table-cell table:style-name="ce20" table:number-columns-repeated="2"/>
          <table:table-cell table:style-name="ce27"/>
          <table:table-cell table:style-name="ce70" table:number-columns-repeated="3"/>
          <table:table-cell table:style-name="ce88"/>
          <table:table-cell table:style-name="ce96" office:value-type="string" calcext:value-type="string">
            <text:p>Diâmetro Interno [mm]</text:p>
          </table:table-cell>
          <table:table-cell table:style-name="ce103" office:value-type="float" office:value="0" calcext:value-type="float">
            <text:p>0.00 </text:p>
          </table:table-cell>
          <table:table-cell table:style-name="ce88"/>
          <table:table-cell table:style-name="ce90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6"/>
          <table:table-cell table:style-name="ce70" table:number-columns-repeated="3"/>
          <table:table-cell table:style-name="ce88"/>
          <table:table-cell table:style-name="ce96" office:value-type="string" calcext:value-type="string">
            <text:p>Massa do Rolo [Kg]</text:p>
          </table:table-cell>
          <table:table-cell table:style-name="ce104" office:value-type="float" office:value="0" calcext:value-type="float">
            <text:p>0.00 </text:p>
          </table:table-cell>
          <table:table-cell table:style-name="ce88"/>
          <table:table-cell table:style-name="ce90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 table:number-columns-spanned="6" table:number-rows-spanned="1">
            <text:p>Redondos - Arames e Barras</text:p>
          </table:table-cell>
          <table:covered-table-cell table:number-columns-repeated="4" table:style-name="ce21"/>
          <table:covered-table-cell table:style-name="ce65"/>
          <table:table-cell table:style-name="ce4" table:number-columns-repeated="2"/>
          <table:table-cell table:style-name="ce88"/>
          <table:table-cell table:style-name="ce99" office:value-type="string" office:string-value="Largura do Rolo [mm]" calcext:value-type="string">
            <text:p><text:s/>Largura do Rolo [mm]</text:p>
          </table:table-cell>
          <table:table-cell table:style-name="ce103" office:value-type="float" office:value="0" calcext:value-type="float">
            <text:p>0.00 </text:p>
          </table:table-cell>
          <table:table-cell table:style-name="ce88"/>
          <table:table-cell table:style-name="ce90" table:number-columns-repeated="2"/>
          <table:table-cell table:style-name="ce1" table:number-columns-repeated="11"/>
          <table:table-cell table:number-columns-repeated="998"/>
        </table:table-row>
        <table:table-row table:style-name="ro3">
          <table:table-cell table:style-name="ce1"/>
          <table:table-cell table:style-name="ce12" office:value-type="string" calcext:value-type="string">
            <text:p>Qtde</text:p>
          </table:table-cell>
          <table:table-cell table:style-name="ce28" office:value-type="string" calcext:value-type="string">
            <text:p>Bitola (mm)</text:p>
          </table:table-cell>
          <table:table-cell table:style-name="ce38" office:value-type="string" calcext:value-type="string" table:number-columns-spanned="2" table:number-rows-spanned="1">
            <text:p>Comp. (mm)</text:p>
          </table:table-cell>
          <table:covered-table-cell table:style-name="ce21"/>
          <table:table-cell table:style-name="ce56" office:value-type="string" calcext:value-type="string">
            <text:p>Peso unit (kg)</text:p>
          </table:table-cell>
          <table:table-cell table:style-name="ce71" office:value-type="string" calcext:value-type="string">
            <text:p>Peso total (kg)</text:p>
          </table:table-cell>
          <table:table-cell table:style-name="ce18" table:number-columns-repeated="2"/>
          <table:table-cell table:style-name="ce89"/>
          <table:table-cell table:style-name="ce100" office:value-type="string" office:string-value="Diâmetro Externo [mm]" calcext:value-type="string">
            <text:p><text:s/>Diâmetro Externo [mm]</text:p>
          </table:table-cell>
          <table:table-cell table:style-name="ce105" table:formula="of:=IFERROR(SQRT(((([.L11]/(([.L12]/1000)*7.85))+((PI()*([.L10]/2)*([.L10]/2)/1000)))/PI())*4000);0)" office:value-type="float" office:value="0" calcext:value-type="float">
            <text:p>0.00 </text:p>
          </table:table-cell>
          <table:table-cell table:style-name="ce107"/>
          <table:table-cell table:style-name="ce90" table:number-columns-repeated="2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9"/>
          <table:table-cell table:style-name="ce39" table:number-columns-spanned="2" table:number-rows-spanned="1"/>
          <table:covered-table-cell table:style-name="ce48"/>
          <table:table-cell table:style-name="ce57" table:formula="of:=([.C14]*[.C14])*0.00622*[.D14]/1000" office:value-type="float" office:value="0" calcext:value-type="float">
            <text:p>0.000</text:p>
          </table:table-cell>
          <table:table-cell table:style-name="ce72" table:formula="of:=[.F14]*[.B14]" office:value-type="float" office:value="0" calcext:value-type="float">
            <text:p>0.00</text:p>
          </table:table-cell>
          <table:table-cell table:style-name="ce82"/>
          <table:table-cell table:style-name="ce83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4"/>
          <table:table-cell table:style-name="ce30"/>
          <table:table-cell table:style-name="ce40" table:number-columns-spanned="2" table:number-rows-spanned="1"/>
          <table:covered-table-cell table:style-name="ce49"/>
          <table:table-cell table:style-name="ce58" table:formula="of:=([.C15]*[.C15])*0.00622*[.D15]/1000" office:value-type="float" office:value="0" calcext:value-type="float">
            <text:p>0.000</text:p>
          </table:table-cell>
          <table:table-cell table:style-name="ce73" table:formula="of:=[.F15]*[.B15]" office:value-type="float" office:value="0" calcext:value-type="float">
            <text:p>0.00</text:p>
          </table:table-cell>
          <table:table-cell table:style-name="ce82"/>
          <table:table-cell table:style-name="ce85"/>
          <table:table-cell table:style-name="ce90" table:number-columns-repeated="4"/>
          <table:table-cell table:style-name="ce111"/>
          <table:table-cell table:style-name="ce90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5"/>
          <table:table-cell table:style-name="ce31"/>
          <table:table-cell table:style-name="ce41" table:number-columns-spanned="2" table:number-rows-spanned="1"/>
          <table:covered-table-cell table:style-name="ce49"/>
          <table:table-cell table:style-name="ce59" table:formula="of:=([.C16]*[.C16])*0.00622*[.E16]/1000" office:value-type="float" office:value="0" calcext:value-type="float">
            <text:p>0.000</text:p>
          </table:table-cell>
          <table:table-cell table:style-name="ce74" table:formula="of:=[.F16]*[.B16]" office:value-type="float" office:value="0" calcext:value-type="float">
            <text:p>0.00</text:p>
          </table:table-cell>
          <table:table-cell table:style-name="ce82"/>
          <table:table-cell table:style-name="ce83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4"/>
          <table:table-cell table:style-name="ce25"/>
          <table:table-cell table:style-name="ce40" table:number-columns-spanned="2" table:number-rows-spanned="1"/>
          <table:covered-table-cell table:style-name="ce49"/>
          <table:table-cell table:style-name="ce60" table:formula="of:=([.C17]*[.C17])*0.00622*[.E17]/1000" office:value-type="float" office:value="0" calcext:value-type="float">
            <text:p>0.000</text:p>
          </table:table-cell>
          <table:table-cell table:style-name="ce75" table:formula="of:=[.F17]*[.B17]" office:value-type="float" office:value="0" calcext:value-type="float">
            <text:p>0.00</text:p>
          </table:table-cell>
          <table:table-cell table:style-name="ce83"/>
          <table:table-cell table:style-name="ce85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6"/>
          <table:table-cell table:style-name="ce32"/>
          <table:table-cell table:style-name="ce37" table:number-columns-spanned="2" table:number-rows-spanned="1"/>
          <table:covered-table-cell table:style-name="ce50"/>
          <table:table-cell table:style-name="ce61" table:formula="of:=([.C18]*[.C18])*0.00622*[.E18]/1000" office:value-type="float" office:value="0" calcext:value-type="float">
            <text:p>0.000</text:p>
          </table:table-cell>
          <table:table-cell table:style-name="ce76" table:formula="of:=[.F18]*[.B18]" office:value-type="float" office:value="0" calcext:value-type="float">
            <text:p>0.00</text:p>
          </table:table-cell>
          <table:table-cell table:style-name="ce83"/>
          <table:table-cell table:style-name="ce85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33" table:number-columns-spanned="2" table:number-rows-spanned="1"/>
          <table:covered-table-cell table:style-name="ce42"/>
          <table:table-cell table:style-name="ce51"/>
          <table:table-cell table:style-name="ce62"/>
          <table:table-cell table:style-name="ce77"/>
          <table:table-cell table:style-name="ce84"/>
          <table:table-cell table:style-name="ce33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4">
          <table:table-cell table:style-name="ce1"/>
          <table:table-cell table:style-name="ce2"/>
          <table:table-cell table:style-name="ce1" table:number-columns-repeated="3"/>
          <table:table-cell table:style-name="ce63"/>
          <table:table-cell table:style-name="ce78"/>
          <table:table-cell table:style-name="ce82"/>
          <table:table-cell table:style-name="ce1"/>
          <table:table-cell table:style-name="ce90" table:number-columns-repeated="6"/>
          <table:table-cell table:style-name="ce1" table:number-columns-repeated="11"/>
          <table:table-cell table:number-columns-repeated="998"/>
        </table:table-row>
        <table:table-row table:style-name="ro4">
          <table:table-cell table:style-name="ce1" table:number-columns-repeated="6"/>
          <table:table-cell/>
          <table:table-cell table:style-name="ce1" table:number-columns-repeated="19"/>
          <table:table-cell table:number-columns-repeated="998"/>
        </table:table-row>
        <table:table-row table:style-name="ro4" table:number-rows-repeated="2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" table:number-columns-repeated="13"/>
          <table:table-cell table:style-name="ce1">
            <draw:custom-shape table:end-cell-address="Calculo.N26" table:end-x="23.98pt" table:end-y="8.99pt" draw:z-index="0" draw:name="Shape 3" draw:style-name="gr1" draw:text-style-name="P1" svg:width="23.98pt" svg:height="24.72pt" svg:x="0pt" svg:y="0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 table:number-columns-repeated="12"/>
          <table:table-cell table:number-columns-repeated="998"/>
        </table:table-row>
        <table:table-row table:style-name="ro4" table:number-rows-repeated="13">
          <table:table-cell table:style-name="ce1" table:number-columns-repeated="26"/>
          <table:table-cell table:number-columns-repeated="998"/>
        </table:table-row>
        <table:table-row table:style-name="ro4">
          <table:table-cell table:style-name="ce1"/>
          <table:table-cell table:style-name="ce18" table:number-columns-repeated="8"/>
          <table:table-cell table:style-name="ce91" table:number-columns-spanned="2" table:number-rows-spanned="1"/>
          <table:covered-table-cell/>
          <table:table-cell table:style-name="ce1" table:number-columns-repeated="15"/>
          <table:table-cell table:number-columns-repeated="998"/>
        </table:table-row>
        <table:table-row table:style-name="ro4">
          <table:table-cell table:style-name="ce1"/>
          <table:table-cell table:style-name="ce19" table:number-columns-repeated="12"/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1"/>
          <table:table-cell table:style-name="ce20"/>
          <table:table-cell table:style-name="ce27"/>
          <table:table-cell table:style-name="ce20" table:number-columns-repeated="2"/>
          <table:table-cell table:style-name="ce27"/>
          <table:table-cell table:style-name="ce70"/>
          <table:table-cell table:style-name="ce81" table:number-columns-repeated="6"/>
          <table:table-cell table:style-name="ce1" table:number-columns-repeated="13"/>
          <table:table-cell table:number-columns-repeated="998"/>
        </table:table-row>
        <table:table-row table:style-name="ro4" table:number-rows-repeated="2">
          <table:table-cell table:style-name="ce1"/>
          <table:table-cell table:style-name="ce11"/>
          <table:table-cell table:style-name="ce27"/>
          <table:table-cell table:style-name="ce20" table:number-columns-repeated="2"/>
          <table:table-cell table:style-name="ce27"/>
          <table:table-cell table:style-name="ce70"/>
          <table:table-cell table:style-name="ce81" table:number-columns-repeated="6"/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1"/>
          <table:table-cell table:style-name="ce11"/>
          <table:table-cell table:style-name="ce27"/>
          <table:table-cell table:style-name="ce11" table:number-columns-repeated="2"/>
          <table:table-cell table:style-name="ce27"/>
          <table:table-cell table:style-name="ce70"/>
          <table:table-cell table:style-name="ce81" table:number-columns-repeated="3"/>
          <table:table-cell table:style-name="ce70"/>
          <table:table-cell table:style-name="ce81" table:number-columns-repeated="2"/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1" table:number-columns-repeated="6"/>
          <table:table-cell table:style-name="ce79"/>
          <table:table-cell table:style-name="ce1" table:number-columns-repeated="19"/>
          <table:table-cell table:number-columns-repeated="998"/>
        </table:table-row>
        <table:table-row table:style-name="ro4">
          <table:table-cell table:style-name="ce1" table:number-columns-repeated="26"/>
          <table:table-cell table:number-columns-repeated="998"/>
        </table:table-row>
        <table:table-row table:style-name="ro4" table:number-rows-repeated="954">
          <table:table-cell table:style-name="ce1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ágina1" table:style-name="ta2"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1021" table:default-cell-style-name="Default"/>
        <table:table-row table:style-name="ro1">
          <table:table-cell table:style-name="ce112"/>
          <table:table-cell table:style-name="ce117" table:number-columns-spanned="2" table:number-rows-spanned="1"/>
          <table:covered-table-cell table:style-name="ce122"/>
          <table:table-cell table:style-name="ce86"/>
          <table:table-cell table:number-columns-repeated="1020"/>
        </table:table-row>
        <table:table-row table:style-name="ro1">
          <table:table-cell table:style-name="ce113"/>
          <table:table-cell table:style-name="ce118" office:value-type="string" calcext:value-type="string" table:number-columns-spanned="2" table:number-rows-spanned="1">
            <text:p>MASSA DA BOBINA</text:p>
          </table:table-cell>
          <table:covered-table-cell table:style-name="ce123"/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19" office:value-type="string" calcext:value-type="string">
            <text:p>Diâmetro Interno [mm]</text:p>
          </table:table-cell>
          <table:table-cell table:style-name="ce124" office:value-type="float" office:value="440" calcext:value-type="float">
            <text:p>440.0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19" office:value-type="string" calcext:value-type="string">
            <text:p>Diâmetro Externo [mm]</text:p>
          </table:table-cell>
          <table:table-cell table:style-name="ce124" office:value-type="float" office:value="730" calcext:value-type="float">
            <text:p>730.0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19" office:value-type="string" calcext:value-type="string">
            <text:p>Largura do Rolo [mm]</text:p>
          </table:table-cell>
          <table:table-cell table:style-name="ce124" office:value-type="float" office:value="14" calcext:value-type="float">
            <text:p>14.0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20" office:value-type="string" calcext:value-type="string">
            <text:p>Massa do Rolo [Kg]</text:p>
          </table:table-cell>
          <table:table-cell table:style-name="ce125" table:formula="of:=(((PI()*([.C4]/2)*([.C4]/2)/1000))-((PI()*([.C3]/2)*([.C3]/2)/1000)))*(([.C5]/1000))*7.85" office:value-type="float" office:value="29.28676709" calcext:value-type="float">
            <text:p>29.29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3"/>
          <table:table-cell table:style-name="ce118" office:value-type="string" calcext:value-type="string" table:number-columns-spanned="2" table:number-rows-spanned="1">
            <text:p>DIÂMETRO EXTERNO</text:p>
          </table:table-cell>
          <table:covered-table-cell table:style-name="ce123"/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19" office:value-type="string" calcext:value-type="string">
            <text:p>Diâmetro Interno [mm]</text:p>
          </table:table-cell>
          <table:table-cell table:style-name="ce124" office:value-type="float" office:value="430" calcext:value-type="float">
            <text:p>430.0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19" office:value-type="string" calcext:value-type="string">
            <text:p>Massa do Rolo [Kg]</text:p>
          </table:table-cell>
          <table:table-cell table:style-name="ce124" office:value-type="float" office:value="500" calcext:value-type="float">
            <text:p>500.0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19" office:value-type="string" calcext:value-type="string">
            <text:p>Largura do Rolo [mm]</text:p>
          </table:table-cell>
          <table:table-cell table:style-name="ce124" office:value-type="float" office:value="105" calcext:value-type="float">
            <text:p>105.0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4"/>
          <table:table-cell table:style-name="ce121" office:value-type="string" calcext:value-type="string">
            <text:p>Diâmetro Externo [mm]</text:p>
          </table:table-cell>
          <table:table-cell table:style-name="ce126" table:formula="of:=IFERROR(SQRT(((([.C9]/(([.C10]/1000)*7.85))+((PI()*([.C8]/2)*([.C8]/2)/1000)))/PI())*4000);0)" office:value-type="float" office:value="978.3979139" calcext:value-type="float">
            <text:p>978.40 </text:p>
          </table:table-cell>
          <table:table-cell table:style-name="ce86"/>
          <table:table-cell table:number-columns-repeated="1020"/>
        </table:table-row>
        <table:table-row table:style-name="ro1">
          <table:table-cell table:style-name="ce115"/>
          <table:table-cell table:style-name="ce86" table:number-columns-repeated="3"/>
          <table:table-cell table:number-columns-repeated="1020"/>
        </table:table-row>
        <table:table-row table:style-name="ro1">
          <table:table-cell table:style-name="ce116"/>
          <table:table-cell table:style-name="ce86" table:number-columns-repeated="2"/>
          <table:table-cell table:style-name="ce107"/>
          <table:table-cell table:number-columns-repeated="102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5P0"/>
    </number:number-style>
    <number:number-style style:name="N126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loext:min-decimal-places="3" number:min-integer-digits="1"/>
    </number:number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R$ </number:text>
      <number:number number:decimal-places="2" loext:min-decimal-places="2" number:min-integer-digits="1" number:grouping="true"/>
    </number:number-style>
    <number:currency-style style:name="N130">
      <number:currency-symbol number:language="pt" number:country="BR">R$ </number:currency-symbol>
      <number:number number:decimal-places="2" loext:min-decimal-places="2" number:min-integer-digits="1" number:grouping="true"/>
    </number:currency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o" style:display-name="PageStyle_Calcu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1" style:display-name="PageStyle_Págin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7:51:06</meta:creation-date>
    <meta:initial-creator>Fabiane Alves</meta:initial-creator>
    <meta:document-statistic meta:table-count="2" meta:cell-count="69" meta:object-count="1"/>
    <meta:generator>LibreOfficeDev/6.0.5.2$Linux_X86_64 LibreOffice_project/</meta:generator>
  </office:meta>
</office:document-meta>
</file>